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office:value-type="float" office:value="4228586" calcext:value-type="float">
            <text:p>4228586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29064" calcext:value-type="float">
            <text:p>629064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5688506" calcext:value-type="float">
            <text:p>35688506</text:p>
          </table:table-cell>
          <table:table-cell table:style-name="ce26" office:value-type="float" office:value="64420" calcext:value-type="float">
            <text:p>6442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956305" calcext:value-type="float">
            <text:p>3956305</text:p>
          </table:table-cell>
          <table:table-cell table:style-name="ce26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office:value-type="float" office:value="4237280" calcext:value-type="float">
            <text:p>4237280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315" calcext:value-type="float">
            <text:p>62931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745024" calcext:value-type="float">
            <text:p>357450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61689" calcext:value-type="float">
            <text:p>396168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office:value-type="float" office:value="4244548" calcext:value-type="float">
            <text:p>424454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29380" calcext:value-type="float">
            <text:p>629380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768924" calcext:value-type="float">
            <text:p>35768924</text:p>
          </table:table-cell>
          <table:table-cell table:style-name="ce26" office:value-type="float" office:value="64423" calcext:value-type="float">
            <text:p>6442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65396" calcext:value-type="float">
            <text:p>3965396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2" calcext:value-type="date">
            <text:p>08/02/21</text:p>
          </table:table-cell>
          <table:table-cell table:style-name="ce26" office:value-type="float" office:value="4253458" calcext:value-type="float">
            <text:p>425345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9862" calcext:value-type="float">
            <text:p>629862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895980" calcext:value-type="float">
            <text:p>35895980</text:p>
          </table:table-cell>
          <table:table-cell table:style-name="ce26" office:value-type="float" office:value="64543" calcext:value-type="float">
            <text:p>64543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26" office:value-type="float" office:value="3983692" calcext:value-type="float">
            <text:p>398369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3" calcext:value-type="date">
            <text:p>08/03/21</text:p>
          </table:table-cell>
          <table:table-cell table:style-name="ce26" office:value-type="float" office:value="4264483" calcext:value-type="float">
            <text:p>4264483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30497" calcext:value-type="float">
            <text:p>630497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049015" calcext:value-type="float">
            <text:p>36049015</text:p>
          </table:table-cell>
          <table:table-cell table:style-name="ce26" office:value-type="float" office:value="64568" calcext:value-type="float">
            <text:p>64568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26" office:value-type="float" office:value="3993702" calcext:value-type="float">
            <text:p>399370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4" calcext:value-type="date">
            <text:p>08/04/21</text:p>
          </table:table-cell>
          <table:table-cell table:style-name="ce26" office:value-type="float" office:value="4273885" calcext:value-type="float">
            <text:p>427388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631299" calcext:value-type="float">
            <text:p>631299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176471" calcext:value-type="float">
            <text:p>36176471</text:p>
          </table:table-cell>
          <table:table-cell table:style-name="ce26" office:value-type="float" office:value="64639" calcext:value-type="float">
            <text:p>64639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005933" calcext:value-type="float">
            <text:p>400593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5" calcext:value-type="date">
            <text:p>08/05/21</text:p>
          </table:table-cell>
          <table:table-cell table:style-name="ce26" office:value-type="float" office:value="4285171" calcext:value-type="float">
            <text:p>428517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31879" calcext:value-type="float">
            <text:p>631879</text:p>
          </table:table-cell>
          <table:table-cell table:style-name="ce12" office:value-type="percentage" office:value="0.0009" calcext:value-type="percentage">
            <text:p>0.09%</text:p>
          </table:table-cell>
          <table:table-cell table:style-name="ce26" office:value-type="float" office:value="36301744" calcext:value-type="float">
            <text:p>36301744</text:p>
          </table:table-cell>
          <table:table-cell table:style-name="ce26" office:value-type="float" office:value="64693" calcext:value-type="float">
            <text:p>6469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17658" calcext:value-type="float">
            <text:p>4017658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6" calcext:value-type="date">
            <text:p>08/06/21</text:p>
          </table:table-cell>
          <table:table-cell table:style-name="ce26" office:value-type="float" office:value="4295478" calcext:value-type="float">
            <text:p>42954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2641" calcext:value-type="float">
            <text:p>63264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26" office:value-type="float" office:value="36447123" calcext:value-type="float">
            <text:p>36447123</text:p>
          </table:table-cell>
          <table:table-cell table:style-name="ce26" office:value-type="float" office:value="64733" calcext:value-type="float">
            <text:p>64733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032023" calcext:value-type="float">
            <text:p>4032023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8-07" calcext:value-type="date">
            <text:p>08/07/21</text:p>
          </table:table-cell>
          <table:table-cell table:style-name="ce26" office:value-type="float" office:value="4303902" calcext:value-type="float">
            <text:p>430390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2987" calcext:value-type="float">
            <text:p>632987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6518948" calcext:value-type="float">
            <text:p>36518948</text:p>
          </table:table-cell>
          <table:table-cell table:style-name="ce26" office:value-type="float" office:value="64752" calcext:value-type="float">
            <text:p>6475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4039623" calcext:value-type="float">
            <text:p>4039623</text:p>
          </table:table-cell>
          <table:table-cell table:style-name="ce26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8-08" calcext:value-type="date">
            <text:p>08/08/21</text:p>
          </table:table-cell>
          <table:table-cell table:style-name="ce26" office:value-type="float" office:value="4314067" calcext:value-type="float">
            <text:p>431406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3116" calcext:value-type="float">
            <text:p>633116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6543338" calcext:value-type="float">
            <text:p>36543338</text:p>
          </table:table-cell>
          <table:table-cell table:style-name="ce26" office:value-type="float" office:value="64786" calcext:value-type="float">
            <text:p>64786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046728" calcext:value-type="float">
            <text:p>404672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09" calcext:value-type="date">
            <text:p>08/09/21</text:p>
          </table:table-cell>
          <table:table-cell table:style-name="ce26" office:value-type="float" office:value="4320111" calcext:value-type="float">
            <text:p>432011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33799" calcext:value-type="float">
            <text:p>633799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6780480" calcext:value-type="float">
            <text:p>36780480</text:p>
          </table:table-cell>
          <table:table-cell table:style-name="ce26" office:value-type="float" office:value="64797" calcext:value-type="float">
            <text:p>647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4062369" calcext:value-type="float">
            <text:p>40623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0" calcext:value-type="date">
            <text:p>08/10/21</text:p>
          </table:table-cell>
          <table:table-cell table:style-name="ce26" office:value-type="float" office:value="4332085" calcext:value-type="float">
            <text:p>4332085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634662" calcext:value-type="float">
            <text:p>634662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6892215" calcext:value-type="float">
            <text:p>36892215</text:p>
          </table:table-cell>
          <table:table-cell table:style-name="ce26" office:value-type="float" office:value="64852" calcext:value-type="float">
            <text:p>6485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076572" calcext:value-type="float">
            <text:p>407657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1" calcext:value-type="date">
            <text:p>08/11/21</text:p>
          </table:table-cell>
          <table:table-cell table:style-name="ce26" office:value-type="float" office:value="4342238" calcext:value-type="float">
            <text:p>434223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5636" calcext:value-type="float">
            <text:p>635636</text:p>
          </table:table-cell>
          <table:table-cell table:style-name="ce12" office:value-type="percentage" office:value="0.0015" calcext:value-type="percentage">
            <text:p>0.15%</text:p>
          </table:table-cell>
          <table:table-cell table:style-name="ce26" office:value-type="float" office:value="37055916" calcext:value-type="float">
            <text:p>3705591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088826" calcext:value-type="float">
            <text:p>4088826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2" calcext:value-type="date">
            <text:p>08/12/21</text:p>
          </table:table-cell>
          <table:table-cell table:style-name="ce26" office:value-type="float" office:value="4352687" calcext:value-type="float">
            <text:p>435268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36298" calcext:value-type="float">
            <text:p>636298</text:p>
          </table:table-cell>
          <table:table-cell table:style-name="ce12" office:value-type="percentage" office:value="0.001" calcext:value-type="percentage">
            <text:p>0.10%</text:p>
          </table:table-cell>
          <table:table-cell table:style-name="ce26" office:value-type="float" office:value="37203649" calcext:value-type="float">
            <text:p>37203649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00889" calcext:value-type="float">
            <text:p>410088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3" calcext:value-type="date">
            <text:p>08/13/21</text:p>
          </table:table-cell>
          <table:table-cell table:style-name="ce26" office:value-type="float" office:value="4362752" calcext:value-type="float">
            <text:p>4362752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37161" calcext:value-type="float">
            <text:p>637161</text:p>
          </table:table-cell>
          <table:table-cell table:style-name="ce12" office:value-type="percentage" office:value="0.0013" calcext:value-type="percentage">
            <text:p>0.13%</text:p>
          </table:table-cell>
          <table:table-cell table:style-name="ce26" office:value-type="float" office:value="37364700" calcext:value-type="float">
            <text:p>37364700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16145" calcext:value-type="float">
            <text:p>4116145</text:p>
          </table:table-cell>
          <table:table-cell table:style-name="ce26" office:value-type="float" office:value="6398" calcext:value-type="float">
            <text:p>6398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14" calcext:value-type="date">
            <text:p>08/14/21</text:p>
          </table:table-cell>
          <table:table-cell table:style-name="ce26" office:value-type="float" office:value="4371519" calcext:value-type="float">
            <text:p>437151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37439" calcext:value-type="float">
            <text:p>637439</text:p>
          </table:table-cell>
          <table:table-cell table:style-name="ce12" office:value-type="percentage" office:value="0.0016" calcext:value-type="percentage">
            <text:p>0.16%</text:p>
          </table:table-cell>
          <table:table-cell table:style-name="ce26" office:value-type="float" office:value="37435835" calcext:value-type="float">
            <text:p>37435835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24808" calcext:value-type="float">
            <text:p>412480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5" calcext:value-type="date">
            <text:p>08/15/21</text:p>
          </table:table-cell>
          <table:table-cell table:style-name="ce26" office:value-type="float" office:value="4379088" calcext:value-type="float">
            <text:p>4379088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37561" calcext:value-type="float">
            <text:p>637561</text:p>
          </table:table-cell>
          <table:table-cell table:style-name="ce12" office:value-type="percentage" office:value="0.0002" calcext:value-type="percentage">
            <text:p>0.02%</text:p>
          </table:table-cell>
          <table:table-cell table:style-name="ce26" office:value-type="float" office:value="37466718" calcext:value-type="float">
            <text:p>37466718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31332" calcext:value-type="float">
            <text:p>413133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6" calcext:value-type="date">
            <text:p>08/16/21</text:p>
          </table:table-cell>
          <table:table-cell table:style-name="ce26" office:value-type="float" office:value="4387705" calcext:value-type="float">
            <text:p>4387705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38798" calcext:value-type="float">
            <text:p>638798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7736986" calcext:value-type="float">
            <text:p>3773698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48555" calcext:value-type="float">
            <text:p>414855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7" calcext:value-type="date">
            <text:p>08/17/21</text:p>
          </table:table-cell>
          <table:table-cell table:style-name="ce26" office:value-type="float" office:value="4399441" calcext:value-type="float">
            <text:p>4399441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0089" calcext:value-type="float">
            <text:p>64008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37894996" calcext:value-type="float">
            <text:p>3789499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63495" calcext:value-type="float">
            <text:p>416349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8" calcext:value-type="date">
            <text:p>08/18/21</text:p>
          </table:table-cell>
          <table:table-cell table:style-name="ce26" office:value-type="float" office:value="4411086" calcext:value-type="float">
            <text:p>4411086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641346" calcext:value-type="float">
            <text:p>64134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38072656" calcext:value-type="float">
            <text:p>38072656</text:p>
          </table:table-cell>
          <table:table-cell table:style-name="ce40" office:value-type="string" calcext:value-type="string">
            <text:p>N/A</text:p>
          </table:table-cell>
          <table:table-cell table:style-name="ce45" office:value-type="string" calcext:value-type="string">
            <text:p>N/A</text:p>
          </table:table-cell>
          <table:table-cell table:style-name="ce26" office:value-type="float" office:value="4176518" calcext:value-type="float">
            <text:p>417651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19" calcext:value-type="date">
            <text:p>08/19/21</text:p>
          </table:table-cell>
          <table:table-cell table:style-name="ce26" office:value-type="float" office:value="4421897" calcext:value-type="float">
            <text:p>442189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43112" calcext:value-type="float">
            <text:p>643112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38231787" calcext:value-type="float">
            <text:p>38231787</text:p>
          </table:table-cell>
          <table:table-cell table:style-name="ce26" office:value-type="float" office:value="64932" calcext:value-type="float">
            <text:p>6493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26" office:value-type="float" office:value="4192095" calcext:value-type="float">
            <text:p>4192095</text:p>
          </table:table-cell>
          <table:table-cell table:style-name="ce26" office:value-type="float" office:value="6544" calcext:value-type="float">
            <text:p>6544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20" calcext:value-type="date">
            <text:p>08/20/21</text:p>
          </table:table-cell>
          <table:table-cell table:style-name="ce26" office:value-type="float" office:value="4432468" calcext:value-type="float">
            <text:p>4432468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44281" calcext:value-type="float">
            <text:p>644281</text:p>
          </table:table-cell>
          <table:table-cell table:style-name="ce12" office:value-type="percentage" office:value="0.0018" calcext:value-type="percentage">
            <text:p>0.18%</text:p>
          </table:table-cell>
          <table:table-cell table:style-name="ce26" office:value-type="float" office:value="38398596" calcext:value-type="float">
            <text:p>38398596</text:p>
          </table:table-cell>
          <table:table-cell table:style-name="ce26" office:value-type="float" office:value="65038" calcext:value-type="float">
            <text:p>65038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26" office:value-type="float" office:value="4218769" calcext:value-type="float">
            <text:p>4218769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1" calcext:value-type="date">
            <text:p>08/21/21</text:p>
          </table:table-cell>
          <table:table-cell table:style-name="ce26" office:value-type="float" office:value="4440976" calcext:value-type="float">
            <text:p>4440976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44840" calcext:value-type="float">
            <text:p>644840</text:p>
          </table:table-cell>
          <table:table-cell table:style-name="ce12" office:value-type="percentage" office:value="0.0008" calcext:value-type="percentage">
            <text:p>0.08%</text:p>
          </table:table-cell>
          <table:table-cell table:style-name="ce26" office:value-type="float" office:value="38519294" calcext:value-type="float">
            <text:p>38519294</text:p>
          </table:table-cell>
          <table:table-cell table:style-name="ce26" office:value-type="float" office:value="65096" calcext:value-type="float">
            <text:p>6509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26" office:value-type="float" office:value="4227891" calcext:value-type="float">
            <text:p>4227891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2" calcext:value-type="date">
            <text:p>08/22/21</text:p>
          </table:table-cell>
          <table:table-cell table:style-name="ce26" office:value-type="float" office:value="4448722" calcext:value-type="float">
            <text:p>4448722</text:p>
          </table:table-cell>
          <table:table-cell table:style-name="ce12" office:value-type="percentage" office:value="0.0017" calcext:value-type="percentage">
            <text:p>0.17%</text:p>
          </table:table-cell>
          <table:table-cell table:style-name="ce26" office:value-type="float" office:value="645058" calcext:value-type="float">
            <text:p>645058</text:p>
          </table:table-cell>
          <table:table-cell table:style-name="ce12" office:value-type="percentage" office:value="0.0003" calcext:value-type="percentage">
            <text:p>0.03%</text:p>
          </table:table-cell>
          <table:table-cell table:style-name="ce26" office:value-type="float" office:value="38545144" calcext:value-type="float">
            <text:p>38545144</text:p>
          </table:table-cell>
          <table:table-cell table:style-name="ce26" office:value-type="float" office:value="65140" calcext:value-type="float">
            <text:p>651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4234113" calcext:value-type="float">
            <text:p>4234113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3" calcext:value-type="date">
            <text:p>08/23/21</text:p>
          </table:table-cell>
          <table:table-cell table:style-name="ce26" office:value-type="float" office:value="4458979" calcext:value-type="float">
            <text:p>4458979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46667" calcext:value-type="float">
            <text:p>646667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38814596" calcext:value-type="float">
            <text:p>38814596</text:p>
          </table:table-cell>
          <table:table-cell table:style-name="ce26" office:value-type="float" office:value="65174" calcext:value-type="float">
            <text:p>65174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4252082" calcext:value-type="float">
            <text:p>4252082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4" calcext:value-type="date">
            <text:p>08/24/21</text:p>
          </table:table-cell>
          <table:table-cell table:style-name="ce26" office:value-type="float" office:value="4470405" calcext:value-type="float">
            <text:p>4470405</text:p>
          </table:table-cell>
          <table:table-cell table:style-name="ce12" office:value-type="percentage" office:value="0.0025" calcext:value-type="percentage">
            <text:p>0.25%</text:p>
          </table:table-cell>
          <table:table-cell table:style-name="ce26" office:value-type="float" office:value="648161" calcext:value-type="float">
            <text:p>648161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38968925" calcext:value-type="float">
            <text:p>38968925</text:p>
          </table:table-cell>
          <table:table-cell table:style-name="ce26" office:value-type="float" office:value="65248" calcext:value-type="float">
            <text:p>6524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26" office:value-type="float" office:value="4266665" calcext:value-type="float">
            <text:p>4266665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5" calcext:value-type="date">
            <text:p>08/25/21</text:p>
          </table:table-cell>
          <table:table-cell table:style-name="ce26" office:value-type="float" office:value="4481433" calcext:value-type="float">
            <text:p>4481433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49680" calcext:value-type="float">
            <text:p>649680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39157249" calcext:value-type="float">
            <text:p>39157249</text:p>
          </table:table-cell>
          <table:table-cell table:style-name="ce26" office:value-type="float" office:value="65396" calcext:value-type="float">
            <text:p>6539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26" office:value-type="float" office:value="4280248" calcext:value-type="float">
            <text:p>428024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6" calcext:value-type="date">
            <text:p>08/26/21</text:p>
          </table:table-cell>
          <table:table-cell table:style-name="ce26" office:value-type="float" office:value="4490131" calcext:value-type="float">
            <text:p>4490131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51956" calcext:value-type="float">
            <text:p>651956</text:p>
          </table:table-cell>
          <table:table-cell table:style-name="ce12" office:value-type="percentage" office:value="0.0035" calcext:value-type="percentage">
            <text:p>0.35%</text:p>
          </table:table-cell>
          <table:table-cell table:style-name="ce26" office:value-type="float" office:value="39342153" calcext:value-type="float">
            <text:p>39342153</text:p>
          </table:table-cell>
          <table:table-cell table:style-name="ce26" office:value-type="float" office:value="65506" calcext:value-type="float">
            <text:p>65506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26" office:value-type="float" office:value="4292963" calcext:value-type="float">
            <text:p>4292963</text:p>
          </table:table-cell>
          <table:table-cell table:style-name="ce26" office:value-type="float" office:value="6681" calcext:value-type="float">
            <text:p>6681</text:p>
          </table:table-cell>
          <table:table-cell table:style-name="ce26" table:number-columns-repeated="3"/>
          <table:table-cell table:number-columns-repeated="51"/>
        </table:table-row>
        <table:table-row table:style-name="ro2">
          <table:table-cell table:style-name="ce25" office:value-type="date" office:date-value="2021-08-27" calcext:value-type="date">
            <text:p>08/27/21</text:p>
          </table:table-cell>
          <table:table-cell table:style-name="ce26" office:value-type="float" office:value="4503233" calcext:value-type="float">
            <text:p>4503233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26" office:value-type="float" office:value="653405" calcext:value-type="float">
            <text:p>653405</text:p>
          </table:table-cell>
          <table:table-cell table:style-name="ce12" office:value-type="percentage" office:value="0.0022" calcext:value-type="percentage">
            <text:p>0.22%</text:p>
          </table:table-cell>
          <table:table-cell table:style-name="ce26" office:value-type="float" office:value="39540401" calcext:value-type="float">
            <text:p>39540401</text:p>
          </table:table-cell>
          <table:table-cell table:style-name="ce26" office:value-type="float" office:value="65620" calcext:value-type="float">
            <text:p>65620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26" office:value-type="float" office:value="4309334" calcext:value-type="float">
            <text:p>4309334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8" calcext:value-type="date">
            <text:p>08/28/21</text:p>
          </table:table-cell>
          <table:table-cell table:style-name="ce26" office:value-type="float" office:value="4512327" calcext:value-type="float">
            <text:p>4512327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54381" calcext:value-type="float">
            <text:p>654381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39617417" calcext:value-type="float">
            <text:p>39617417</text:p>
          </table:table-cell>
          <table:table-cell table:style-name="ce26" office:value-type="float" office:value="65686" calcext:value-type="float">
            <text:p>65686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315343" calcext:value-type="float">
            <text:p>4315343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29" calcext:value-type="date">
            <text:p>08/29/21</text:p>
          </table:table-cell>
          <table:table-cell table:style-name="ce26" office:value-type="float" office:value="4519085" calcext:value-type="float">
            <text:p>4519085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54689" calcext:value-type="float">
            <text:p>654689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9665515" calcext:value-type="float">
            <text:p>39665515</text:p>
          </table:table-cell>
          <table:table-cell table:style-name="ce26" office:value-type="float" office:value="65758" calcext:value-type="float">
            <text:p>65758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326698" calcext:value-type="float">
            <text:p>4326698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30" calcext:value-type="date">
            <text:p>08/30/21</text:p>
          </table:table-cell>
          <table:table-cell table:style-name="ce26" office:value-type="float" office:value="4528129" calcext:value-type="float">
            <text:p>4528129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56393" calcext:value-type="float">
            <text:p>656393</text:p>
          </table:table-cell>
          <table:table-cell table:style-name="ce12" office:value-type="percentage" office:value="0.0026" calcext:value-type="percentage">
            <text:p>0.26%</text:p>
          </table:table-cell>
          <table:table-cell table:style-name="ce26" office:value-type="float" office:value="39946708" calcext:value-type="float">
            <text:p>39946708</text:p>
          </table:table-cell>
          <table:table-cell table:style-name="ce26" office:value-type="float" office:value="65814" calcext:value-type="float">
            <text:p>65814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26" office:value-type="float" office:value="4346741" calcext:value-type="float">
            <text:p>4346741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8-31" calcext:value-type="date">
            <text:p>08/31/21</text:p>
          </table:table-cell>
          <table:table-cell table:style-name="ce26" office:value-type="float" office:value="4537871" calcext:value-type="float">
            <text:p>4537871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57910" calcext:value-type="float">
            <text:p>657910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40114099" calcext:value-type="float">
            <text:p>40114099</text:p>
          </table:table-cell>
          <table:table-cell table:style-name="ce26" office:value-type="float" office:value="65885" calcext:value-type="float">
            <text:p>6588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26" office:value-type="float" office:value="4366577" calcext:value-type="float">
            <text:p>4366577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9-01" calcext:value-type="date">
            <text:p>09/01/21</text:p>
          </table:table-cell>
          <table:table-cell table:style-name="ce26" office:value-type="float" office:value="4550425" calcext:value-type="float">
            <text:p>4550425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26" office:value-type="float" office:value="659927" calcext:value-type="float">
            <text:p>659927</text:p>
          </table:table-cell>
          <table:table-cell table:style-name="ce12" office:value-type="percentage" office:value="0.003" calcext:value-type="percentage">
            <text:p>0.30%</text:p>
          </table:table-cell>
          <table:table-cell table:style-name="ce26" office:value-type="float" office:value="40330712" calcext:value-type="float">
            <text:p>40330712</text:p>
          </table:table-cell>
          <table:table-cell table:style-name="ce26" office:value-type="float" office:value="66029" calcext:value-type="float">
            <text:p>66029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26" office:value-type="float" office:value="4383450" calcext:value-type="float">
            <text:p>4383450</text:p>
          </table:table-cell>
          <table:table-cell table:style-name="ce26" table:number-columns-repeated="4"/>
          <table:table-cell table:number-columns-repeated="51"/>
        </table:table-row>
        <table:table-row table:style-name="ro2">
          <table:table-cell table:style-name="ce25" office:value-type="date" office:date-value="2021-09-02" calcext:value-type="date">
            <text:p>09/02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3" calcext:value-type="date">
            <text:p>09/03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4" calcext:value-type="date">
            <text:p>09/04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5" calcext:value-type="date">
            <text:p>09/05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6" calcext:value-type="date">
            <text:p>09/06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7" calcext:value-type="date">
            <text:p>09/07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8" calcext:value-type="date">
            <text:p>09/08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09" calcext:value-type="date">
            <text:p>09/09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>
          <table:table-cell table:style-name="ce25" office:value-type="date" office:date-value="2021-09-10" calcext:value-type="date">
            <text:p>09/10/21</text:p>
          </table:table-cell>
          <table:table-cell table:style-name="ce26" table:number-columns-repeated="6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2" table:number-rows-repeated="52">
          <table:table-cell table:style-name="ce26" table:number-columns-repeated="7"/>
          <table:table-cell table:style-name="ce45"/>
          <table:table-cell table:style-name="ce26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21:07:47.60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9-01T21:11:19.231000000</dc:date>
    <meta:editing-duration>PT6H28M1S</meta:editing-duration>
    <meta:editing-cycles>83</meta:editing-cycles>
    <meta:generator>LibreOffice/7.2.0.4$Windows_X86_64 LibreOffice_project/9a9c6381e3f7a62afc1329bd359cc48accb6435b</meta:generator>
    <meta:document-statistic meta:table-count="1" meta:cell-count="4965" meta:object-count="0"/>
  </office:meta>
</office:document-meta>
</file>